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−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−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gt;</math:mo>
      <math:mn>0</math:mn>
    </math:mrow>
    <math:annotation math:encoding="StarMath 5.0">{cos(r_{vue} - {140°}  over 2 ) times y_{?} - sin(r_{vue} - {140°} over 2 ) times x_{?}} over {cos(r_{vue} - {140°} over 2 ) times y_{vue} - sin(r_{vue} - {140°} over 2 ) times x_{vue}} &gt; 0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53:4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